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5.241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6.234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4.985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3.759cm"/>
    </style:style>
    <style:style style:name="co18" style:family="table-column">
      <style:table-column-properties fo:break-before="auto" style:column-width="5.332cm"/>
    </style:style>
    <style:style style:name="co19" style:family="table-column">
      <style:table-column-properties fo:break-before="auto" style:column-width="2.766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87cm"/>
    </style:style>
    <style:style style:name="co22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44cm"/>
    </style:style>
    <style:style style:name="co25" style:family="table-column">
      <style:table-column-properties fo:break-before="auto" style:column-width="13.3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0.987654320987654">
            <text:p>98,77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SPRITES.D3]" office:value-type="percentage" office:value="1">
            <text:p>100%</text:p>
          </table:table-cell>
          <table:table-cell table:style-name="ce6" office:value-type="string">
            <text:p>SPRITES</text:p>
          </table:table-cell>
          <table:table-cell table:style-name="ce8" table:formula="of:=IF([.E10]&lt;&gt;[.E15];1;[.D1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1">
            <text:p>100%</text:p>
          </table:table-cell>
          <table:table-cell table:style-name="ce6" office:value-type="string">
            <text:p>SONID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1">
            <text:p>100%</text:p>
          </table:table-cell>
          <table:table-cell table:style-name="ce6" office:value-type="string">
            <text:p>INTERFAZ INICIO</text:p>
          </table:table-cell>
          <table:table-cell table:style-name="ce8" table:formula="of:=IF([.E13]&lt;&gt;[.E12];1;[.D12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table:formula="of:=['BUGS Y DEMASES'.D3]" office:value-type="percentage" office:value="0.888888888888889">
            <text:p>89%</text:p>
          </table:table-cell>
          <table:table-cell table:style-name="ce7" office:value-type="string">
            <text:p>BUGS Y DEMASES</text:p>
          </table:table-cell>
          <table:table-cell table:style-name="ce8" table:formula="of:=IF([.E14]&lt;&gt;[.E13];1;[.D13]+1)" office:value-type="float" office:value="3">
            <text:p>3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CONTROL MANDO</text:p>
          </table:table-cell>
          <table:table-cell table:style-name="ce8" table:formula="of:=IF([.E15]&lt;&gt;[.E17];1;[.D17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8" table:formula="of:=IF([.E16]&lt;&gt;[.E13];1;[.D13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8" table:formula="of:=IF([.E17]&lt;&gt;[.E16];1;[.D16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 Y DEMASES" table:style-name="ta1" table:print="false">
        <table:table-column table:style-name="co1" table:default-cell-style-name="ce1"/>
        <table:table-column table:style-name="co2" table:default-cell-style-name="ce2"/>
        <table:table-column table:style-name="co2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10">
            <text:p>10</text:p>
          </table:table-cell>
          <table:table-cell table:style-name="ce3" table:formula="of:=AVERAGE([.B6:.B29])" office:value-type="percentage" office:value="0.888888888888889">
            <text:p>88,8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L ACABAR UNA OLEADA EL TEXTO TE DIGA QUE OLEADA HAS HECH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ADA OLEADA DEBE SER MAS DIFICIL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L PLAYER NO PUEDE SALIRSE DEL MAP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S DEBEN INSTANCIARSE SOLO DONDE DEBE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AL MORIR DEBERIAMOS PODER VOLVER AL INICI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E CADA VEZ LAS COSAS CUESTEN MAS EN LA TIEN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JUSTAR VARIABLES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COMENTAR CODI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 APARECE AL INICIO, MALO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ONER LIMITES EN LA TIENDA (EN VIDA Y DANO)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ES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ANTALLA INICI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PANTALLA RICK ROLL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ONDO JUEG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ALAVER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ORAZON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SIGUIENTE OLEA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TIENDA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TIEN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16]&lt;&gt;[.E15];1;[.D15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17]&lt;&gt;[.E16];1;[.D16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2" table:default-cell-style-name="ce1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ONIDO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style-name="ce5" office:value-type="string">
            <text:p>-%</text:p>
          </table:table-cell>
          <table:table-cell table:style-name="ce5" office:value-type="percentage" office:value="1">
            <text:p>100%</text:p>
          </table:table-cell>
          <table:table-cell table:style-name="ce4" office:value-type="string">
            <text:p>MUSICA FONDO_ENTREOLEA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8" table:formula="of:=IF([.E16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ITAR PLACEHOLDERS</text:p>
          </table:table-cell>
          <table:table-cell table:style-name="ce8" table:formula="of:=IF([.E19]&lt;&gt;[.E18];1;[.D18]+1)" office:value-type="float" office:value="13">
            <text:p>1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4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8" table:formula="of:=IF([.E6]&lt;&gt;[.E3];1;[.D3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8" table:formula="of:=IF([.E7]&lt;&gt;[.E4];1;[.D4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8" table:formula="of:=IF([.E8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8" table:formula="of:=IF([.E9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8" table:formula="of:=IF([.E10]&lt;&gt;[.E7];1;[.D7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O JUGAR</text:p>
          </table:table-cell>
          <table:table-cell table:style-name="ce8" table:formula="of:=IF([.E11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REDITOS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ENSAJE MIO</text:p>
          </table:table-cell>
          <table:table-cell table:style-name="ce8" table:formula="of:=IF([.E13]&lt;&gt;[.E10];1;[.D10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4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8" table:formula="of:=IF([.E14]&lt;&gt;[INTERFAZ_ARRIBA.E12];1;[INTERFAZ_ARRIBA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8" table:formula="of:=IF([.E15]&lt;&gt;[.E14];1;[.D14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8" table:formula="of:=IF([.E16]&lt;&gt;[.E15];1;[.D15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12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13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TROCES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6">16/06/2024</text:date>, <text:time>14:0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6T14:00:53.60</dc:date>
    <meta:editing-duration>P4DT5H46M3S</meta:editing-duration>
    <meta:editing-cycles>248</meta:editing-cycles>
    <meta:generator>OpenOffice/4.1.14$Win32 OpenOffice.org_project/4114m1$Build-9811</meta:generator>
    <meta:document-statistic meta:table-count="10" meta:cell-count="585" meta:object-count="0"/>
  </office:meta>
</office:document-meta>
</file>